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nentEvent.getEv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Event.get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mponentEvent.ComponentEvent( ComponentMBeanImpl component ,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